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a129" officeooo:paragraph-rsid="0012a129"/>
    </style:style>
    <style:style style:name="P2" style:family="paragraph" style:parent-style-name="Standard">
      <style:text-properties officeooo:rsid="0013180c" officeooo:paragraph-rsid="0013180c"/>
    </style:style>
    <style:style style:name="P3" style:family="paragraph" style:parent-style-name="Standard">
      <style:text-properties officeooo:rsid="0013180c" officeooo:paragraph-rsid="0019be8e"/>
    </style:style>
    <style:style style:name="P4" style:family="paragraph" style:parent-style-name="Standard">
      <style:text-properties officeooo:rsid="00146734" officeooo:paragraph-rsid="00146734"/>
    </style:style>
    <style:style style:name="P5" style:family="paragraph" style:parent-style-name="Standard">
      <style:text-properties officeooo:rsid="00162c26" officeooo:paragraph-rsid="00162c26"/>
    </style:style>
    <style:style style:name="P6" style:family="paragraph" style:parent-style-name="Standard">
      <style:text-properties officeooo:rsid="001805ae" officeooo:paragraph-rsid="001805ae"/>
    </style:style>
    <style:style style:name="P7" style:family="paragraph" style:parent-style-name="Standard">
      <style:text-properties officeooo:rsid="0019be8e" officeooo:paragraph-rsid="0019be8e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background-color="#282c34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abb2bf" loext:opacity="100%" fo:background-color="#282c34"/>
    </style:style>
    <style:style style:name="P10" style:family="paragraph" style:parent-style-name="Standard">
      <style:text-properties officeooo:paragraph-rsid="0019be8e"/>
    </style:style>
    <style:style style:name="P11" style:family="paragraph" style:parent-style-name="Standard">
      <style:text-properties officeooo:rsid="00204d36" officeooo:paragraph-rsid="00204d36"/>
    </style:style>
    <style:style style:name="P12" style:family="paragraph" style:parent-style-name="Standard">
      <style:text-properties officeooo:rsid="0022f029" officeooo:paragraph-rsid="0022f029"/>
    </style:style>
    <style:style style:name="P13" style:family="paragraph" style:parent-style-name="Standard">
      <style:text-properties officeooo:rsid="00204d36" officeooo:paragraph-rsid="00204d36"/>
    </style:style>
    <style:style style:name="T1" style:family="text">
      <style:text-properties officeooo:rsid="001805ae"/>
    </style:style>
    <style:style style:name="T2" style:family="text">
      <style:text-properties officeooo:rsid="0019be8e"/>
    </style:style>
    <style:style style:name="T3" style:family="text">
      <style:text-properties fo:color="#abb2bf" loext:opacity="100%"/>
    </style:style>
    <style:style style:name="T4" style:family="text">
      <style:text-properties fo:color="#abb2bf" loext:opacity="100%" fo:background-color="#282c34" loext:char-shading-value="0"/>
    </style:style>
    <style:style style:name="T5" style:family="text">
      <style:text-properties fo:color="#c678dd" loext:opacity="100%" fo:background-color="#282c34" loext:char-shading-value="0"/>
    </style:style>
    <style:style style:name="T6" style:family="text">
      <style:text-properties fo:color="#d19a66" loext:opacity="100%"/>
    </style:style>
    <style:style style:name="T7" style:family="text">
      <style:text-properties fo:color="#98c379" loext:opacity="100%"/>
    </style:style>
    <style:style style:name="T8" style:family="text">
      <style:text-properties officeooo:rsid="001b60fd"/>
    </style:style>
    <style:style style:name="T9" style:family="text">
      <style:text-properties officeooo:rsid="001c4271"/>
    </style:style>
    <style:style style:name="T10" style:family="text">
      <style:text-properties officeooo:rsid="001d4d06"/>
    </style:style>
    <style:style style:name="T11" style:family="text">
      <style:text-properties officeooo:rsid="00215026"/>
    </style:style>
    <style:style style:name="T12" style:family="text">
      <style:text-properties officeooo:rsid="002386e3"/>
    </style:style>
    <style:style style:name="T13" style:family="text">
      <style:text-properties officeooo:rsid="00241614"/>
    </style:style>
    <style:style style:name="T14" style:family="text">
      <style:text-properties officeooo:rsid="0025e3c7"/>
    </style:style>
    <style:style style:name="T15" style:family="text">
      <style:text-properties officeooo:rsid="002663da"/>
    </style:style>
    <style:style style:name="T16" style:family="text">
      <style:text-properties officeooo:rsid="00271c56"/>
    </style:style>
    <style:style style:name="T17" style:family="text">
      <style:text-properties officeooo:rsid="0028b0fd"/>
    </style:style>
    <style:style style:name="T18" style:family="text">
      <style:text-properties officeooo:rsid="002a8aef"/>
    </style:style>
    <style:style style:name="T19" style:family="text">
      <style:text-properties officeooo:rsid="002c4a03"/>
    </style:style>
    <style:style style:name="T20" style:family="text">
      <style:text-properties officeooo:rsid="002c9458"/>
    </style:style>
    <style:style style:name="T21" style:family="text">
      <style:text-properties officeooo:rsid="0032e666"/>
    </style:style>
    <style:style style:name="T22" style:family="text">
      <style:text-properties officeooo:rsid="003474d7"/>
    </style:style>
    <style:style style:name="T23" style:family="text">
      <style:text-properties officeooo:rsid="003633d8"/>
    </style:style>
    <style:style style:name="T24" style:family="text">
      <style:text-properties officeooo:rsid="00380939"/>
    </style:style>
    <style:style style:name="T25" style:family="text">
      <style:text-properties officeooo:rsid="00380bc4"/>
    </style:style>
    <style:style style:name="T26" style:family="text">
      <style:text-properties officeooo:rsid="00396b9a"/>
    </style:style>
    <style:style style:name="T27" style:family="text">
      <style:text-properties officeooo:rsid="003a535f"/>
    </style:style>
    <style:style style:name="T28" style:family="text">
      <style:text-properties officeooo:rsid="003a6cbe"/>
    </style:style>
    <style:style style:name="T29" style:family="text">
      <style:text-properties officeooo:rsid="003c53f3"/>
    </style:style>
    <style:style style:name="T30" style:family="text">
      <style:text-properties officeooo:rsid="003cff49"/>
    </style:style>
    <style:style style:name="T31" style:family="text">
      <style:text-properties officeooo:rsid="003f4efd"/>
    </style:style>
    <style:style style:name="T32" style:family="text">
      <style:text-properties officeooo:rsid="003fe427"/>
    </style:style>
    <style:style style:name="T33" style:family="text">
      <style:text-properties officeooo:rsid="00429466"/>
    </style:style>
    <style:style style:name="T34" style:family="text">
      <style:text-properties officeooo:rsid="0043e6bc"/>
    </style:style>
    <style:style style:name="T35" style:family="text">
      <style:text-properties officeooo:rsid="0044266b"/>
    </style:style>
    <style:style style:name="T36" style:family="text">
      <style:text-properties officeooo:rsid="0044bbb4"/>
    </style:style>
    <style:style style:name="T37" style:family="text">
      <style:text-properties officeooo:rsid="00461a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3 </text:p>
      <text:p text:style-name="P1"/>
      <text:p text:style-name="P2">tipos de dados e expressões em python </text:p>
      <text:p text:style-name="P4">tipos de dados padrão </text:p>
      <text:p text:style-name="P4"/>
      <text:p text:style-name="P4">tipos sequênciais e dicionários </text:p>
      <text:p text:style-name="P5">listas = são arrays, <text:span text:style-name="T9">trabalha com índices</text:span></text:p>
      <text:p text:style-name="P5"><text:tab/>nome = [‘Walter’, ‘Renan’, ‘Charlene’], <text:span text:style-name="T1">posição: 0, 1, 2</text:span></text:p>
      <text:p text:style-name="P6"><text:tab/>cada item dentro do array(lista) tem uma posição, que sempre começa do 0</text:p>
      <text:p text:style-name="P6"/>
      <text:p text:style-name="P7">dicionários = são json , <text:span text:style-name="T8">trabalha com chave e valor, </text:span><text:span text:style-name="T10">a chave possibilita acessar o valor</text:span></text:p>
      <text:p text:style-name="P10"><text:span text:style-name="T2">ex: </text:span><text:span text:style-name="T4">pessoas</text:span><text:span text:style-name="T5">=</text:span><text:span text:style-name="T4">{</text:span></text:p>
      <text:p text:style-name="P8"><text:span text:style-name="T3">    </text:span><text:span text:style-name="T6">1111</text:span><text:span text:style-name="T3">: [</text:span><text:span text:style-name="T7">'nome 01'</text:span><text:span text:style-name="T3">],</text:span></text:p>
      <text:p text:style-name="P8"><text:span text:style-name="T3">    </text:span><text:span text:style-name="T6">2222</text:span><text:span text:style-name="T3">: [</text:span><text:span text:style-name="T7">'nome 02'</text:span><text:span text:style-name="T3">],</text:span></text:p>
      <text:p text:style-name="P8"><text:span text:style-name="T3">    </text:span><text:span text:style-name="T6">3333</text:span><text:span text:style-name="T3">: [</text:span><text:span text:style-name="T7">'nome 03'</text:span><text:span text:style-name="T3">],</text:span></text:p>
      <text:p text:style-name="P8"><text:span text:style-name="T3">    </text:span><text:span text:style-name="T6">4444</text:span><text:span text:style-name="T3">: [</text:span><text:span text:style-name="T7">'nome 04'</text:span><text:span text:style-name="T3">]</text:span></text:p>
      <text:p text:style-name="P9">}</text:p>
      <text:p text:style-name="P3"/>
      <text:p text:style-name="P11">Conceitos </text:p>
      <text:p text:style-name="P11">-principais tipos de dados: </text:p>
      <text:p text:style-name="P11">-numéricos </text:p>
      <text:p text:style-name="P11"><text:tab/><text:span text:style-name="T11">int = números inteiros</text:span></text:p>
      <text:p text:style-name="P12"><text:tab/>float <text:s/>= usado para números com ponto flutuante (<text:span text:style-name="T12">números reais</text:span>), <text:span text:style-name="T12">usa o ponto e não a vírgula </text:span></text:p>
      <text:p text:style-name="P12"><text:tab/><text:tab/><text:span text:style-name="T12">qualquer valor somando com float, o resultado será em float </text:span></text:p>
      <text:p text:style-name="P12"><text:tab/></text:p>
      <text:p text:style-name="P12"><text:tab/><text:span text:style-name="T13">para calcular exponenciação, usa ** </text:span></text:p>
      <text:p text:style-name="P12"><text:tab/><text:tab/><text:span text:style-name="T13">2**3 = 2 * 2 * 2 = 2³ = 8</text:span></text:p>
      <text:p text:style-name="P12"><text:tab/><text:span text:style-name="T14">bool = tipo booleano (true ou false) </text:span></text:p>
      <text:p text:style-name="P12"><text:tab/><text:span text:style-name="T15">not = inverte o resultado de uma expressão </text:span></text:p>
      <text:p text:style-name="P12"/>
      <text:p text:style-name="P12"><text:tab/><text:span text:style-name="T16">operadores numéricos </text:span></text:p>
      <text:p text:style-name="P12"><text:tab/><text:tab/><text:span text:style-name="T16">soma, subtração, multiplicação, divisão, divisão inteira (//), resto da divisão (%) valor absoluto (abs()), exponenciação **</text:span></text:p>
      <text:p text:style-name="P12"/>
      <text:p text:style-name="P12"><text:tab/><text:span text:style-name="T17">operadores de comparação </text:span></text:p>
      <text:p text:style-name="P12"><text:tab/>&lt;, &lt;<text:span text:style-name="T18">=, &gt;, &gt;=, ==, != </text:span></text:p>
      <text:p text:style-name="P12"/>
      <text:p text:style-name="P12"><text:tab/><text:span text:style-name="T19">operadores booleanos </text:span></text:p>
      <text:p text:style-name="P12"><text:tab/><text:span text:style-name="T19">and, or, not </text:span></text:p>
      <text:p text:style-name="P12"/>
      <text:p text:style-name="P11">-<text:span text:style-name="T20">tipos </text:span>sequenciais <text:span text:style-name="T21">(listas, tuplas, objetos range)</text:span></text:p>
      <text:p text:style-name="P11"/>
      <text:p text:style-name="P11">-<text:span text:style-name="T22">strings </text:span></text:p>
      <text:p text:style-name="P11"><text:tab/><text:span text:style-name="T22">do tipo str, armazena dados e tudo que estiver nele, será um texto, mesmo que seja números </text:span></text:p>
      <text:p text:style-name="P11"><text:tab/><text:span text:style-name="T23">sempre dentro de aspas, seja simples, duplas ou triplas </text:span></text:p>
      <text:p text:style-name="P11"><text:tab/></text:p>
      <text:p text:style-name="P11"><text:tab/><text:span text:style-name="T24">métodos para tratar str: </text:span></text:p>
      <text:p text:style-name="P11"><text:tab/><text:span text:style-name="T24">upper, lower, split </text:span></text:p>
      <text:p text:style-name="P11"><text:tab/></text:p>
      <text:p text:style-name="P11"><text:tab/><text:span text:style-name="T25">listas </text:span></text:p>
      <text:p text:style-name="P11"><text:tab/><text:span text:style-name="T26">usa o método list() por padrao, quando a variavel str e colocada no parâmetro do método, ele quebra cada caractere em um item separado de uma lista(array). </text:span><text:span text:style-name="T27">Cria entre chaves []</text:span></text:p>
      <text:p text:style-name="P11"><text:soft-page-break/><text:s/><text:tab/><text:span text:style-name="T27">tuplas </text:span></text:p>
      <text:p text:style-name="P11"><text:tab/><text:span text:style-name="T27">usa o método tuple() semelhante a ação do list, porem cria o objeto entre parênteses()</text:span></text:p>
      <text:p text:style-name="P11"/>
      <text:p text:style-name="P11"><text:tab/><text:span text:style-name="T28">range </text:span></text:p>
      <text:p text:style-name="P11"><text:tab/><text:span text:style-name="T28">método usado em for() determina o inicio e o fim, podendo determinar o passo </text:span></text:p>
      <text:p text:style-name="P11"><text:tab/><text:span text:style-name="T28">ex: range(2, 6) vai de 2 a 5 </text:span></text:p>
      <text:p text:style-name="P11"><text:tab/><text:span text:style-name="T28">se passar um só valor, sempre começará do zero, e vai até menos um do valor passado </text:span></text:p>
      <text:p text:style-name="P11"><text:tab/><text:span text:style-name="T28">ex: range(5) vai de 0 a 4</text:span></text:p>
      <text:p text:style-name="P11"/>
      <text:p text:style-name="P11"><text:tab/><text:span text:style-name="T29">operadores </text:span><text:span text:style-name="T30">sequenciais</text:span><text:span text:style-name="T29"> comuns </text:span></text:p>
      <text:p text:style-name="P11"><text:tab/>- <text:span text:style-name="T31">usa ==, &gt;, &lt; ec…</text:span></text:p>
      <text:p text:style-name="P11"><text:tab/></text:p>
      <text:p text:style-name="P11"><text:tab/><text:span text:style-name="T32">dicionários (json)</text:span></text:p>
      <text:p text:style-name="P11"><text:tab/>-<text:span text:style-name="T32">usa o conceito de chave e valor, ou seja, cada um para ser acessado, e através de sua respectiva chave </text:span></text:p>
      <text:p text:style-name="P11"/>
      <text:p text:style-name="P11"><text:tab/><text:span text:style-name="T33">relação de precedência entre operadores </text:span></text:p>
      <text:p text:style-name="P11"><text:tab/>-<text:span text:style-name="T34">as operações de divisão e multiplicação tem precedência sobre as de soma e subtração, caso queira forçar que uma com menos precedência seja executada primeiro, é preciso especificar isolando entre parênteses </text:span></text:p>
      <text:p text:style-name="P11"/>
      <text:p text:style-name="P11"><text:tab/><text:span text:style-name="T35">conversões de tipos de dados </text:span></text:p>
      <text:p text:style-name="P11"><text:tab/><text:span text:style-name="T36">por padrão, quando um int e feito uma operação algébrica com float, o resultado é convertido em float </text:span><text:span text:style-name="T37">(não é aproximação para inteiro mais próximo, apenas elimina o que tem depois da vírgula)</text:span></text:p>
      <text:p text:style-name="P11"><text:tab/><text:span text:style-name="T36">no caso de soma de int com booleano, se for true, vai significar 1, sem for false, vai significar 0 </text:span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/>
      <text:p text:style-name="P11"><text:tab/></text:p>
      <text:p text:style-name="P11"/>
      <text:p text:style-name="P11"/>
      <text:p text:style-name="P11"/>
      <text:p text:style-name="P11"/>
      <text:p text:style-name="P11"><text:tab/></text:p>
      <text:p text:style-name="P11"><text:tab/></text:p>
      <text:p text:style-name="P11"/>
      <text:p text:style-name="P11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3:38:41.893000000</meta:creation-date>
    <dc:date>2024-02-06T13:26:47.071000000</dc:date>
    <meta:editing-duration>PT1H55M58S</meta:editing-duration>
    <meta:editing-cycles>52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66" meta:word-count="438" meta:character-count="2589" meta:non-whitespace-character-count="2102"/>
  </office:meta>
</office:document-meta>
</file>